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paragraph-rsid="00067778"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officeooo:paragraph-rsid="0007de7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09a7e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b5df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0c5e84" style:font-size-asian="10.5pt" style:font-weight-asian="normal" style:font-size-complex="12pt" style:font-weight-complex="normal"/>
    </style:style>
    <style:style style:name="P6" style:family="paragraph" style:parent-style-name="Heading_20_1">
      <style:paragraph-properties fo:text-align="center" style:justify-single-word="false"/>
    </style:style>
    <style:style style:name="T1" style:family="text">
      <style:text-properties officeooo:rsid="00067778"/>
    </style:style>
    <style:style style:name="T2" style:family="text">
      <style:text-properties officeooo:rsid="0006ada6"/>
    </style:style>
    <style:style style:name="T3" style:family="text">
      <style:text-properties officeooo:rsid="0007de7a"/>
    </style:style>
    <style:style style:name="T4" style:family="text">
      <style:text-properties officeooo:rsid="0009a7e6"/>
    </style:style>
    <style:style style:name="T5" style:family="text">
      <style:text-properties officeooo:rsid="000b426e"/>
    </style:style>
    <style:style style:name="T6" style:family="text">
      <style:text-properties officeooo:rsid="000b5df9"/>
    </style:style>
    <style:style style:name="T7" style:family="text">
      <style:text-properties officeooo:rsid="000c5e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1 Dan</text:span></text:h>
      <text:p text:style-name="P1"><text:span text:style-name="T1"/></text:p>
      <text:p text:style-name="P3"><text:span text:style-name="T2"><text:tab/> /*</text:span><text:span text:style-name="T3">Nikad nisam znala zasto ovaj grad zovu beli. U ovom gradu postoji samo jedna boja. Boja ruznog dana, mrtvog duha i depresije. Boja ubudjalog hleba, smrdljivog Dunava i praznih prodavnica. Mozda zele da nas nauce da je belo ustvari sivo.</text:span></text:p>
      <text:p text:style-name="P3"><text:span text:style-name="T3"><text:tab/>Ljudi </text:span><text:span text:style-name="T4">ne postoje. Postoje samo njihove izmucene i silovane licnosti koje su toliko malaksale da se u njih ubrizgavaju najzarazniji otrovi bez trunke otpora. I to se nece promeniti. Robovi savremenog drustva u svom prepoznatljivom obliku */ </text:span></text:p>
      <text:p text:style-name="P2"><text:span text:style-name="T2"><text:tab/>Navikla sam da cas traje krace od 45 minuta. Ovo nije prvi, a ni poslednji put da sirene cujem pre skolsog zvona. </text:span><text:span text:style-name="T4">Nikad nisam isla kuci posle tog odvratnog zvuka. </text:span><text:span text:style-name="T5">To je bio nas znak. </text:span><text:span text:style-name="T2">Ceka</text:span><text:span text:style-name="T5">la</text:span><text:span text:style-name="T2"> </text:span><text:span text:style-name="T5">sam da</text:span><text:span text:style-name="T2"> ga vidim od juce kad je otisao i tako svakog dana. </text:span><text:span text:style-name="T5">Crne oci. Crna kosa. Ali ipak moj Beli. Moj i niciji drugi. I on je to znao. Mama mi je rekla da se to oseti jednom ili nijednom u zivotu. </text:span></text:p>
      <text:p text:style-name="P2"><text:span text:style-name="T5"><text:tab/>Vec me je cekao na stepenicama. Uvek je govorio da je tamo sigurno jer su zidovi veliki. Meni zidovi nisu bili potrebni. Pricala sam mu sve. Voleo je da slusa sve moje dosadne price. Njegov pogled je bio dovoljan. Nije morao nista da govori. Stavise, cutanje je bilo lepse od svega. </text:span><text:span text:style-name="T6">Znala sam da cu jednog dana plakati za tim iskrenim nevinim decijim emocijama.</text:span></text:p>
      <text:p text:style-name="P2"><text:span text:style-name="T6"><text:tab/></text:span></text:p>
      <text:p text:style-name="P4"><text:span text:style-name="T6">- Jel se plasi tvoja mama sto nisi kod kuce?</text:span></text:p>
      <text:p text:style-name="P4"><text:span text:style-name="T6">- Ne, ona ne veruje u rat.</text:span></text:p>
      <text:p text:style-name="P4"><text:span text:style-name="T6">- Kako mislis ne veruje?</text:span></text:p>
      <text:p text:style-name="P4"><text:span text:style-name="T6">- Prestala je da se brine kada su tati pretili.</text:span></text:p>
      <text:p text:style-name="P4"><text:span text:style-name="T6">- Kakve to veze ima?</text:span></text:p>
      <text:p text:style-name="P4"><text:span text:style-name="T6">- Ona misli da tata vodi veci rat nego sto ce oni ikada voditi. Ustvari, kaze da oni uopste ne ratuju nego da samo tako pricaju.</text:span></text:p>
      <text:p text:style-name="P4"><text:span text:style-name="T6">- Da..</text:span></text:p>
      <text:p text:style-name="P4"><text:span text:style-name="T6">- Uvek mu prica da je bolje da odemo odavde i da ce od tog posla biti samo zlo. Ali je on ne slusa. Zato ona to zove rat.</text:span></text:p>
      <text:p text:style-name="P4"><text:span text:style-name="T6">- Ali zar ne voli vas vise od tih njegovih novina?</text:span></text:p>
      <text:p text:style-name="P4"><text:span text:style-name="T6">- Kaze da kada bi sada prestao, ne bi mogao da pogleda svoju zenu u oci. Osecao bi se kao da je izdao svoju porodicu jer bez borbe nema buducnosti za njegove cerke. On nece prestati.</text:span></text:p>
      <text:p text:style-name="P4"><text:span text:style-name="T6">- Sta ako...</text:span></text:p>
      <text:p text:style-name="P4"><text:span text:style-name="T6">- On zna! Niko ga nije terao.</text:span></text:p>
      <text:p text:style-name="P5"><text:span text:style-name="T7">- ...odes?</text:span></text:p>
      <text:p text:style-name="P5"><text:span text:style-name="T7">- Kazem ti da on nece prestati. Nikada. Volela bih da odem odavde i da se vise nikada ne vratim. Ali se to nece desiti. Barem ne jos.</text:span></text:p>
      <text:p text:style-name="P5"><text:span text:style-name="T7"/></text:p>
      <text:p text:style-name="P5"><text:span text:style-name="T7"><text:tab/>Znao je da nikada nisam bila njegova. I da to nikada necu biti. Njegova ili bilo cija dru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 </meta:initial-creator>
    <meta:creation-date>2014-04-19T02:48:44</meta:creation-date>
    <dc:date>2014-04-19T04:31:49</dc:date>
    <dc:creator>luka </dc:creator>
    <meta:editing-duration>PT9M23S</meta:editing-duration>
    <meta:editing-cycles>1</meta:editing-cycles>
    <meta:document-statistic meta:table-count="0" meta:image-count="0" meta:object-count="0" meta:page-count="1" meta:paragraph-count="21" meta:word-count="421" meta:character-count="2163" meta:non-whitespace-character-count="1753"/>
    <meta:generator>LibreOffice/4.0.2.2$Linux_X86_64 LibreOffice_project/400m0$Build-2</meta:generator>
  </office:meta>
</office:document-meta>
</file>